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Geneva, sans-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a1" style:family="table" style:master-page-name="MP0">
      <style:table-properties style:width="17.013cm" fo:margin-left="0cm" style:page-number="auto" table:align="left"/>
    </style:style>
    <style:style style:name="Tabla1.A" style:family="table-column">
      <style:table-column-properties style:column-width="6.906cm"/>
    </style:style>
    <style:style style:name="Tabla1.B" style:family="table-column">
      <style:table-column-properties style:column-width="10.107cm"/>
    </style:style>
    <style:style style:name="Tabla1.A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margin-top="0cm" fo:margin-bottom="0.3cm" loext:contextual-spacing="false" fo:line-height="115%" fo:text-align="justify" style:justify-single-word="false" style:writing-mode="lr-tb"/>
      <style:text-properties officeooo:rsid="000194f9" officeooo:paragraph-rsid="000194f9"/>
    </style:style>
    <style:style style:name="P4" style:family="paragraph" style:parent-style-name="Standard" style:list-style-name="L1">
      <style:paragraph-properties fo:margin-top="0cm" fo:margin-bottom="0.3cm" loext:contextual-spacing="false" fo:line-height="115%" fo:text-align="justify" style:justify-single-word="false" style:writing-mode="lr-tb"/>
      <style:text-properties officeooo:rsid="0002da64" officeooo:paragraph-rsid="0002da64"/>
    </style:style>
    <style:style style:name="P5" style:family="paragraph" style:parent-style-name="Standard" style:list-style-name="L1">
      <style:paragraph-properties fo:margin-top="0cm" fo:margin-bottom="0.3cm" loext:contextual-spacing="false" fo:line-height="115%" fo:text-align="justify" style:justify-single-word="false" style:writing-mode="lr-tb"/>
      <style:text-properties officeooo:rsid="00040004" officeooo:paragraph-rsid="00040004"/>
    </style:style>
    <style:style style:name="P6" style:family="paragraph" style:parent-style-name="Standard" style:list-style-name="L1">
      <style:paragraph-properties fo:margin-top="0cm" fo:margin-bottom="0.3cm" loext:contextual-spacing="false" fo:line-height="115%" fo:text-align="justify" style:justify-single-word="false" style:writing-mode="lr-tb"/>
      <style:text-properties officeooo:rsid="0005e739" officeooo:paragraph-rsid="0005e739"/>
    </style:style>
    <style:style style:name="P7" style:family="paragraph" style:parent-style-name="Standard" style:list-style-name="L1">
      <style:paragraph-properties fo:margin-top="0cm" fo:margin-bottom="0.3cm" loext:contextual-spacing="false" fo:line-height="115%" fo:text-align="justify" style:justify-single-word="false" style:writing-mode="lr-tb"/>
      <style:text-properties officeooo:rsid="0008a13a" officeooo:paragraph-rsid="0008a13a"/>
    </style:style>
    <style:style style:name="P8" style:family="paragraph" style:parent-style-name="Standard" style:list-style-name="L1">
      <style:paragraph-properties fo:margin-top="0cm" fo:margin-bottom="0.3cm" loext:contextual-spacing="false" fo:line-height="115%" fo:text-align="justify" style:justify-single-word="false" style:writing-mode="lr-tb"/>
      <style:text-properties officeooo:rsid="00073033" officeooo:paragraph-rsid="00073033"/>
    </style:style>
    <style:style style:name="P9" style:family="paragraph" style:parent-style-name="Standard" style:list-style-name="L1">
      <style:paragraph-properties fo:margin-top="0cm" fo:margin-bottom="0.3cm" loext:contextual-spacing="false" fo:line-height="115%" fo:text-align="justify" style:justify-single-word="false" style:writing-mode="lr-tb"/>
      <style:text-properties officeooo:paragraph-rsid="0008aa83"/>
    </style:style>
    <style:style style:name="T1" style:family="text">
      <style:text-properties fo:font-weight="bold" style:font-weight-asian="bold"/>
    </style:style>
    <style:style style:name="T2" style:family="text">
      <style:text-properties officeooo:rsid="000194f9"/>
    </style:style>
    <style:style style:name="T3" style:family="text">
      <style:text-properties officeooo:rsid="00026f12"/>
    </style:style>
    <style:style style:name="T4" style:family="text">
      <style:text-properties officeooo:rsid="0002da64"/>
    </style:style>
    <style:style style:name="T5" style:family="text">
      <style:text-properties officeooo:rsid="0005e739"/>
    </style:style>
    <style:style style:name="T6" style:family="text">
      <style:text-properties officeooo:rsid="0008a13a"/>
    </style:style>
    <style:style style:name="T7" style:family="text">
      <style:text-properties officeooo:rsid="0008aa83"/>
    </style:style>
    <style:style style:name="T8" style:family="text">
      <style:text-properties fo:font-variant="normal" fo:text-transform="none" fo:color="#000000" style:font-name="Arial" fo:font-size="7.5pt" fo:letter-spacing="normal" fo:font-style="normal" fo:font-weight="normal"/>
    </style:style>
    <style:style style:name="T9" style:family="text">
      <style:text-properties fo:font-variant="normal" fo:text-transform="none" fo:color="#000000" style:font-name="Arial" fo:font-size="7.5pt" fo:letter-spacing="normal" fo:font-style="normal" fo:font-weight="normal" officeooo:rsid="0008aa83"/>
    </style:style>
    <style:style style:name="T10" style:family="text">
      <style:text-properties fo:font-variant="normal" fo:text-transform="none" fo:color="#000000" style:font-name="Liberation Serif" fo:font-size="7.5pt" fo:letter-spacing="normal" fo:font-style="normal" fo:font-weight="normal" officeooo:rsid="0008aa83"/>
    </style:style>
    <style:style style:name="T11" style:family="text">
      <style:text-properties fo:font-variant="normal" fo:text-transform="none" fo:color="#000000" style:font-name="Liberation Serif" fo:font-size="12pt" fo:letter-spacing="normal" fo:font-style="normal" fo:font-weight="normal" officeooo:rsid="0008aa83" style:font-size-asian="12pt" style:font-size-complex="12pt"/>
    </style:style>
    <style:style style:name="T12" style:family="text">
      <style:text-properties fo:font-variant="normal" fo:text-transform="none" fo:color="#000000" style:font-name="Liberation Serif" fo:font-size="12pt" fo:letter-spacing="normal" fo:font-style="normal" fo:font-weight="bold" officeooo:rsid="0008aa83" style:font-size-asian="12pt" style:font-weight-asian="bold" style:font-size-complex="12pt" style:font-weight-complex="bold"/>
    </style:style>
    <style:style style:name="T13" style:family="text">
      <style:text-properties style:font-name="Liberation Serif" officeooo:rsid="0008aa83"/>
    </style:style>
    <style:style style:name="T14" style:family="text">
      <style:text-properties style:font-name="Liberation Serif" fo:font-size="12pt" officeooo:rsid="0008aa83"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table-cell table:style-name="Tabla1.A1" table:number-columns-spanned="2" office:value-type="string">
            <text:p text:style-name="P1">Consultas simples <text:s/>y múltiples tablas</text:p>
          </table:table-cell>
          <table:covered-table-cell/>
        </table:table-row>
        <table:table-row>
          <table:table-cell table:style-name="Tabla1.A2" office:value-type="string">
            <text:p text:style-name="Table_20_Contents">Nombre:</text:p>
          </table:table-cell>
          <table:table-cell table:style-name="Tabla1.B2" office:value-type="string">
            <text:p text:style-name="Table_20_Contents">Apellidos:</text:p>
          </table:table-cell>
        </table:table-row>
      </table:table>
      <text:p text:style-name="Standard"/>
      <text:p text:style-name="P2">Escribe en un fichero de texto las sentencias que responden a las siguientes preguntas identificando el número de respuesta. </text:p>
      <text:p text:style-name="P2"/>
      <text:list xml:id="list2200888489" text:style-name="L1">
        <text:list-item>
          <text:p text:style-name="P3">Mostrar el nombre y apellidos de todos los afiliados que tengan <text:span text:style-name="T3">una licencia que empieza por A.</text:span></text:p>
        </text:list-item>
        <text:list-item>
          <text:p text:style-name="P4">Mostrar los nombres de los peces que se han capturado en los eventos celebrados durante el año de 1998 indicando el nombre de la comunidad en la que se celebraron junto con el nombre y apellido del afiliado que lo capturó. La información debe aparecer ordenada por comunidad, luego por peces y por último por apellido del afiliado.</text:p>
        </text:list-item>
        <text:list-item>
          <text:p text:style-name="P4">Mostrar los eventos, el lugar y los cauces en los que se han celebrado eventos internacionales (el nombre del evento contiene la palabra internacional en mayúsculas o minúsculas). <text:span text:style-name="T7">Hay que hacer esta sentencia con JOIN.</text:span></text:p>
        </text:list-item>
        <text:list-item>
          <text:p text:style-name="P5">Para cada uno de los peces que ha sido pescado por un afiliado en solitario, mostrar el nombre del pez, la talla, la fecha de pesca y la hora de la pesca, mostrando los datos ordenador por peces <text:span text:style-name="T5">y</text:span> luego los más grandes.</text:p>
        </text:list-item>
        <text:list-item>
          <text:p text:style-name="P6">Mostrar todos los cauces en los que alguna vez algún afiliado ha pescado alguna vez un pez <text:span text:style-name="T7">en solitario, siempre que el la relación talla/peso sea mayor que 3.</text:span></text:p>
        </text:list-item>
        <text:list-item>
          <text:p text:style-name="P6">Mostrar el nombre y el apellido de los afiliados que han pescado algún pez en un evento y que en el campo de observaciones esté recogido que su hábitat es r<text:span text:style-name="T6">í</text:span>os.</text:p>
        </text:list-item>
        <text:list-item>
          <text:p text:style-name="P7">Mostrar el nombre y el apellido del afiliado o afiliados que ha sido el primer avalador del afiliado con código 1000. </text:p>
        </text:list-item>
        <text:list-item>
          <text:p text:style-name="P8">Mostrar los eventos que se han celebrado en un lugar en el que el campo de observaciones no tiene valor.</text:p>
        </text:list-item>
        <text:list-item>
          <text:p text:style-name="P3">Muestra el nombre y apellidos de todos las parejas de avales que exi<text:span text:style-name="T4">s</text:span>ten en la base de datos. Es decir, debes mostrar el nombre y apellido del primer aval y el nombre y apellido del segundo aval.</text:p>
        </text:list-item>
        <text:list-item>
          <text:p text:style-name="P9"><text:span text:style-name="T7">Mostrar el nombre y apellido del afiliado o afiliados que han quedado en algunas de las cuatro primeras posiciones en algún evento o que participado en algún evento celebrado en el </text:span><text:span text:style-name="T11">Coto De Dilar</text:span><text:span text:style-name="T14"> <text:s/>o en el </text:span><text:span text:style-name="T11">Coto De Fardes. (hay que hacer esta consulta </text:span><text:span text:style-name="T12">sin</text:span><text:span text:style-name="T11"> utilizar JOI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Geneva, sans-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officeooo:rsid="000194f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Encabezado">C.F.G.S. Desarrollo de Aplicaciones Web<text:tab/><text:tab/>I.E.S. Jacarandá</text:p>
        <text:p text:style-name="Encabezado">Bases de Datos<text:tab/><text:tab/><text:span text:style-name="MT1">martes</text:span>, 3 de <text:span text:style-name="MT1">diciembre</text:span> de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meta:initial-creator>Joaquín Viana</meta:initial-creator>
    <meta:creation-date>2018-11-29T19:43:00Z</meta:creation-date>
    <dc:date>2018-12-03T23:34:02.341000000</dc:date>
    <meta:editing-cycles>6</meta:editing-cycles>
    <meta:editing-duration>PT16M57S</meta:editing-duration>
    <meta:document-statistic meta:table-count="1" meta:image-count="0" meta:object-count="0" meta:page-count="1" meta:paragraph-count="16" meta:word-count="391" meta:character-count="2169" meta:non-whitespace-character-count="1798"/>
    <meta:template xlink:type="simple" xlink:actuate="onRequest" xlink:title="" xlink:href="Normal.dotm"/>
  </office:meta>
</office:document-meta>
</file>